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F000002EEAF755B44DDF346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Long_20_Dash_20_Dot" svg:stroke-width="0.028cm" svg:stroke-color="#2a6099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Long_20_Dash_20_Dot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draw:fill-color="#00a9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dash" draw:stroke-dash="Long_20_Dash_20_Dot" svg:stroke-width="0.028cm" svg:stroke-color="#800080" draw:marker-start-width="0.242cm" draw:marker-end-width="0.242cm" draw:fill="none" draw:fill-color="#ff4000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dash" draw:stroke-dash="Long_20_Dash"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-color="#ff8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 draw:fill-color="#ff4000"/>
      <style:paragraph-properties fo:text-align="center"/>
    </style:style>
    <style:style style:name="P8" style:family="paragraph">
      <loext:graphic-properties draw:fill-color="#ff8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796cm" svg:height="14.699cm" svg:x="1.127cm" svg:y="1cm">
          <draw:image xlink:href="Pictures/10000201000003BF000002EEAF755B44DDF346CC.png" xlink:type="simple" xlink:show="embed" xlink:actuate="onLoad" loext:mime-type="image/png">
            <text:p/>
          </draw:image>
        </draw:frame>
        <draw:line draw:style-name="gr2" draw:text-style-name="P2" draw:layer="layout" svg:x1="3.032cm" svg:y1="8.188cm" svg:x2="10.398cm" svg:y2="8.188cm">
          <text:p/>
        </draw:line>
        <draw:line draw:style-name="gr2" draw:text-style-name="P2" draw:layer="layout" svg:x1="11.871cm" svg:y1="8.188cm" svg:x2="19.237cm" svg:y2="8.188cm">
          <text:p/>
        </draw:line>
        <draw:line draw:style-name="gr3" draw:text-style-name="P2" draw:layer="layout" svg:x1="3.972cm" svg:y1="8.188cm" svg:x2="3.972cm" svg:y2="13.065cm">
          <text:p/>
        </draw:line>
        <draw:line draw:style-name="gr3" draw:text-style-name="P2" draw:layer="layout" svg:x1="9.509cm" svg:y1="8.189cm" svg:x2="9.509cm" svg:y2="13.066cm">
          <text:p/>
        </draw:line>
        <draw:line draw:style-name="gr3" draw:text-style-name="P2" draw:layer="layout" svg:x1="5.343cm" svg:y1="8.189cm" svg:x2="5.343cm" svg:y2="13.066cm">
          <text:p/>
        </draw:line>
        <draw:line draw:style-name="gr3" draw:text-style-name="P2" draw:layer="layout" svg:x1="13.014cm" svg:y1="8.19cm" svg:x2="13.014cm" svg:y2="13.067cm">
          <text:p/>
        </draw:line>
        <draw:line draw:style-name="gr3" draw:text-style-name="P2" draw:layer="layout" svg:x1="13.497cm" svg:y1="8.191cm" svg:x2="13.497cm" svg:y2="13.068cm">
          <text:p/>
        </draw:line>
        <draw:line draw:style-name="gr3" draw:text-style-name="P2" draw:layer="layout" svg:x1="16.342cm" svg:y1="8.192cm" svg:x2="16.342cm" svg:y2="13.069cm">
          <text:p/>
        </draw:line>
        <draw:custom-shape draw:style-name="gr4" draw:text-style-name="P3" draw:layer="layout" svg:width="0.127cm" svg:height="0.127cm" svg:x="3.908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27cm" svg:height="0.127cm" svg:x="5.267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9.467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12.967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127cm" svg:height="0.127cm" svg:x="13.446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16.291cm" svg:y="8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1.871cm" svg:y1="6.563cm" svg:x2="19.237cm" svg:y2="6.563cm">
          <text:p/>
        </draw:line>
        <draw:line draw:style-name="gr8" draw:text-style-name="P7" draw:layer="layout" svg:x1="16.697cm" svg:y1="6.563cm" svg:x2="16.697cm" svg:y2="13.065cm">
          <text:p/>
        </draw:line>
        <draw:custom-shape draw:style-name="gr6" draw:text-style-name="P5" draw:layer="layout" svg:width="0.102cm" svg:height="0.102cm" svg:x="16.646cm" svg:y="6.5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7" draw:layer="layout" svg:x1="13.852cm" svg:y1="6.563cm" svg:x2="13.852cm" svg:y2="13.065cm">
          <text:p/>
        </draw:line>
        <draw:line draw:style-name="gr8" draw:text-style-name="P7" draw:layer="layout" svg:x1="13.344cm" svg:y1="6.563cm" svg:x2="13.344cm" svg:y2="13.065cm">
          <text:p/>
        </draw:line>
        <draw:custom-shape draw:style-name="gr7" draw:text-style-name="P6" draw:layer="layout" svg:width="0.127cm" svg:height="0.127cm" svg:x="13.802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13.267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3.071cm" svg:y1="6.563cm" svg:x2="10.437cm" svg:y2="6.563cm">
          <text:p/>
        </draw:line>
        <draw:line draw:style-name="gr8" draw:text-style-name="P7" draw:layer="layout" svg:x1="9.941cm" svg:y1="6.563cm" svg:x2="9.941cm" svg:y2="13.065cm">
          <text:p/>
        </draw:line>
        <draw:line draw:style-name="gr8" draw:text-style-name="P7" draw:layer="layout" svg:x1="5.752cm" svg:y1="6.563cm" svg:x2="5.752cm" svg:y2="13.065cm">
          <text:p/>
        </draw:line>
        <draw:line draw:style-name="gr8" draw:text-style-name="P7" draw:layer="layout" svg:x1="4.244cm" svg:y1="6.563cm" svg:x2="4.244cm" svg:y2="13.065cm">
          <text:p/>
        </draw:line>
        <draw:custom-shape draw:style-name="gr5" draw:text-style-name="P4" draw:layer="layout" svg:width="0.127cm" svg:height="0.127cm" svg:x="5.674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27cm" svg:height="0.127cm" svg:x="4.2cm" svg:y="6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127cm" svg:height="0.127cm" svg:x="9.86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6.715cm" svg:y1="13.04cm" svg:x2="6.715cm" svg:y2="8.163cm">
          <text:p/>
        </draw:line>
        <draw:custom-shape draw:style-name="gr10" draw:text-style-name="P8" draw:layer="layout" svg:width="0.203cm" svg:height="0.203cm" svg:x="6.613cm" svg:y="8.0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01:09:40.388669241</meta:creation-date>
    <dc:date>2021-08-25T01:50:19.493643744</dc:date>
    <meta:editing-duration>PT40M38S</meta:editing-duration>
    <meta:editing-cycles>3</meta:editing-cycles>
    <meta:generator>LibreOffice/6.4.7.2$Linux_X86_64 LibreOffice_project/40$Build-2</meta:generator>
    <meta:document-statistic meta:object-count="31"/>
  </office:meta>
</office:document-meta>
</file>